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SynonymProvider.getSynonyms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SynonymProvider.initialize( FileSystemResource fs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iesSynonymProvider.checkConfigUpda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iesSynonymProvider.getSynonyms( FileSystemResource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iesSynonymProvider.addSynonym( String term , String synonym , Map synony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